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ASOMADILLA-DD-AT_IN">
            <text:p>ASOMADILLA-DD-AT_IN</text:p>
          </table:table-cell>
          <table:table-cell table:style-name="pd1" office:value-type="string" office:string-value="ASOMADILLA-O3-AT_IN">
            <text:p>ASOMADILLA-O3-AT_IN</text:p>
          </table:table-cell>
        </table:table-row>
        <table:table-row>
          <table:table-cell table:style-name="pd1" office:value-type="date" office:date-value="2015-01-16T05:00:00">
            <text:p>Fri Jan 16 05:00:00 2015</text:p>
          </table:table-cell>
          <table:table-cell office:value-type="float" office:value="202.6667">
            <text:p>202.6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5-01-16T06:00:00">
            <text:p>Fri Jan 16 06:00:00 2015</text:p>
          </table:table-cell>
          <table:table-cell office:value-type="float" office:value="211.8333">
            <text:p>211.8333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1-16T07:00:00">
            <text:p>Fri Jan 16 07:00:00 2015</text:p>
          </table:table-cell>
          <table:table-cell office:value-type="float" office:value="247.0">
            <text:p>247.0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5-01-16T11:00:00">
            <text:p>Fri Jan 16 11:00:00 2015</text:p>
          </table:table-cell>
          <table:table-cell office:value-type="float" office:value="256.5">
            <text:p>256.5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5-01-16T16:00:00">
            <text:p>Fri Jan 16 16:00:00 2015</text:p>
          </table:table-cell>
          <table:table-cell office:value-type="float" office:value="301.0">
            <text:p>301.0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1-16T17:00:00">
            <text:p>Fri Jan 16 17:00:00 2015</text:p>
          </table:table-cell>
          <table:table-cell office:value-type="float" office:value="289.0">
            <text:p>289.0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5-01-16T18:00:00">
            <text:p>Fri Jan 16 18:00:00 2015</text:p>
          </table:table-cell>
          <table:table-cell office:value-type="float" office:value="302.8333">
            <text:p>302.8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1-16T19:00:00">
            <text:p>Fri Jan 16 19:00:00 2015</text:p>
          </table:table-cell>
          <table:table-cell office:value-type="float" office:value="214.0">
            <text:p>214.0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5-01-16T21:00:00">
            <text:p>Fri Jan 16 21:00:00 2015</text:p>
          </table:table-cell>
          <table:table-cell office:value-type="float" office:value="287.8333">
            <text:p>287.8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5-01-17T03:00:00">
            <text:p>Sat Jan 17 03:00:00 2015</text:p>
          </table:table-cell>
          <table:table-cell office:value-type="float" office:value="181.0">
            <text:p>181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5-01-17T08:00:00">
            <text:p>Sat Jan 17 08:00:00 2015</text:p>
          </table:table-cell>
          <table:table-cell office:value-type="float" office:value="213.0">
            <text:p>213.0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5-01-17T09:00:00">
            <text:p>Sat Jan 17 09:00:00 2015</text:p>
          </table:table-cell>
          <table:table-cell office:value-type="float" office:value="161.1667">
            <text:p>161.1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5-01-17T13:00:00">
            <text:p>Sat Jan 17 13:00:00 2015</text:p>
          </table:table-cell>
          <table:table-cell office:value-type="float" office:value="197.8333">
            <text:p>197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5-01-17T14:00:00">
            <text:p>Sat Jan 17 14:00:00 2015</text:p>
          </table:table-cell>
          <table:table-cell office:value-type="float" office:value="201.6667">
            <text:p>201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5-01-17T15:00:00">
            <text:p>Sat Jan 17 15:00:00 2015</text:p>
          </table:table-cell>
          <table:table-cell office:value-type="float" office:value="209.6667">
            <text:p>209.6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5-01-17T16:00:00">
            <text:p>Sat Jan 17 16:00:00 2015</text:p>
          </table:table-cell>
          <table:table-cell office:value-type="float" office:value="206.8333">
            <text:p>206.8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1-17T17:00:00">
            <text:p>Sat Jan 17 17:00:00 2015</text:p>
          </table:table-cell>
          <table:table-cell office:value-type="float" office:value="231.3333">
            <text:p>231.3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5-01-17T18:00:00">
            <text:p>Sat Jan 17 18:00:00 2015</text:p>
          </table:table-cell>
          <table:table-cell office:value-type="float" office:value="245.1667">
            <text:p>245.1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5-01-19T05:00:00">
            <text:p>Mon Jan 19 05:00:00 2015</text:p>
          </table:table-cell>
          <table:table-cell office:value-type="float" office:value="206.0">
            <text:p>206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01-19T06:00:00">
            <text:p>Mon Jan 19 06:00:00 2015</text:p>
          </table:table-cell>
          <table:table-cell office:value-type="float" office:value="154.3333">
            <text:p>154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5-01-20T03:00:00">
            <text:p>Tue Jan 20 03:00:00 2015</text:p>
          </table:table-cell>
          <table:table-cell office:value-type="float" office:value="222.5">
            <text:p>222.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01-20T08:00:00">
            <text:p>Tue Jan 20 08:00:00 2015</text:p>
          </table:table-cell>
          <table:table-cell office:value-type="float" office:value="194.8333">
            <text:p>194.8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5-01-22T02:00:00">
            <text:p>Thu Jan 22 02:00:00 2015</text:p>
          </table:table-cell>
          <table:table-cell office:value-type="float" office:value="176.8333">
            <text:p>176.8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5-01-22T03:00:00">
            <text:p>Thu Jan 22 03:00:00 2015</text:p>
          </table:table-cell>
          <table:table-cell office:value-type="float" office:value="236.8333">
            <text:p>236.8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5-01-22T04:00:00">
            <text:p>Thu Jan 22 04:00:00 2015</text:p>
          </table:table-cell>
          <table:table-cell office:value-type="float" office:value="235.3333">
            <text:p>235.3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5-01-22T05:00:00">
            <text:p>Thu Jan 22 05:00:00 2015</text:p>
          </table:table-cell>
          <table:table-cell office:value-type="float" office:value="249.3333">
            <text:p>249.3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5-01-22T06:00:00">
            <text:p>Thu Jan 22 06:00:00 2015</text:p>
          </table:table-cell>
          <table:table-cell office:value-type="float" office:value="262.8333">
            <text:p>262.8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5-01-22T07:00:00">
            <text:p>Thu Jan 22 07:00:00 2015</text:p>
          </table:table-cell>
          <table:table-cell office:value-type="float" office:value="278.0">
            <text:p>278.0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5-01-22T08:00:00">
            <text:p>Thu Jan 22 08:00:00 2015</text:p>
          </table:table-cell>
          <table:table-cell office:value-type="float" office:value="268.8333">
            <text:p>268.8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5-01-22T11:00:00">
            <text:p>Thu Jan 22 11:00:00 2015</text:p>
          </table:table-cell>
          <table:table-cell office:value-type="float" office:value="228.8333">
            <text:p>228.8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5-01-22T12:00:00">
            <text:p>Thu Jan 22 12:00:00 2015</text:p>
          </table:table-cell>
          <table:table-cell office:value-type="float" office:value="232.6667">
            <text:p>232.6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5-01-22T13:00:00">
            <text:p>Thu Jan 22 13:00:00 2015</text:p>
          </table:table-cell>
          <table:table-cell office:value-type="float" office:value="166.8333">
            <text:p>166.8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5-01-22T14:00:00">
            <text:p>Thu Jan 22 14:00:00 2015</text:p>
          </table:table-cell>
          <table:table-cell office:value-type="float" office:value="277.1667">
            <text:p>277.1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15-01-22T15:00:00">
            <text:p>Thu Jan 22 15:00:00 2015</text:p>
          </table:table-cell>
          <table:table-cell office:value-type="float" office:value="290.8333">
            <text:p>290.8333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15-01-22T16:00:00">
            <text:p>Thu Jan 22 16:00:00 2015</text:p>
          </table:table-cell>
          <table:table-cell office:value-type="float" office:value="268.8333">
            <text:p>268.8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5-01-22T17:00:00">
            <text:p>Thu Jan 22 17:00:00 2015</text:p>
          </table:table-cell>
          <table:table-cell office:value-type="float" office:value="264.5">
            <text:p>264.5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5-01-22T19:00:00">
            <text:p>Thu Jan 22 19:00:00 2015</text:p>
          </table:table-cell>
          <table:table-cell office:value-type="float" office:value="266.6667">
            <text:p>266.6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5-01-22T23:00:00">
            <text:p>Thu Jan 22 23:00:00 2015</text:p>
          </table:table-cell>
          <table:table-cell office:value-type="float" office:value="286.5">
            <text:p>286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5-01-23T01:00:00">
            <text:p>Fri Jan 23 01:00:00 2015</text:p>
          </table:table-cell>
          <table:table-cell office:value-type="float" office:value="221.0">
            <text:p>221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5-01-23T02:00:00">
            <text:p>Fri Jan 23 02:00:00 2015</text:p>
          </table:table-cell>
          <table:table-cell office:value-type="float" office:value="217.0">
            <text:p>217.0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5-01-30T12:00:00">
            <text:p>Fri Jan 30 12:00:00 2015</text:p>
          </table:table-cell>
          <table:table-cell office:value-type="float" office:value="270.1667">
            <text:p>270.1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5-01-30T13:00:00">
            <text:p>Fri Jan 30 13:00:00 2015</text:p>
          </table:table-cell>
          <table:table-cell office:value-type="float" office:value="281.3333">
            <text:p>281.3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5-01-30T14:00:00">
            <text:p>Fri Jan 30 14:00:00 2015</text:p>
          </table:table-cell>
          <table:table-cell office:value-type="float" office:value="272.1667">
            <text:p>272.1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5-01-30T15:00:00">
            <text:p>Fri Jan 30 15:00:00 2015</text:p>
          </table:table-cell>
          <table:table-cell office:value-type="float" office:value="282.6667">
            <text:p>282.6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5-01-30T16:00:00">
            <text:p>Fri Jan 30 16:00:00 2015</text:p>
          </table:table-cell>
          <table:table-cell office:value-type="float" office:value="284.1667">
            <text:p>284.1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5-01-30T17:00:00">
            <text:p>Fri Jan 30 17:00:00 2015</text:p>
          </table:table-cell>
          <table:table-cell office:value-type="float" office:value="290.5">
            <text:p>290.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5-01-30T18:00:00">
            <text:p>Fri Jan 30 18:00:00 2015</text:p>
          </table:table-cell>
          <table:table-cell office:value-type="float" office:value="291.8333">
            <text:p>291.8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5-01-30T19:00:00">
            <text:p>Fri Jan 30 19:00:00 2015</text:p>
          </table:table-cell>
          <table:table-cell office:value-type="float" office:value="294.8333">
            <text:p>294.8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5-01-30T20:00:00">
            <text:p>Fri Jan 30 20:00:00 2015</text:p>
          </table:table-cell>
          <table:table-cell office:value-type="float" office:value="290.1667">
            <text:p>290.1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5-01-30T21:00:00">
            <text:p>Fri Jan 30 21:00:00 2015</text:p>
          </table:table-cell>
          <table:table-cell office:value-type="float" office:value="299.8333">
            <text:p>299.8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5-01-30T22:00:00">
            <text:p>Fri Jan 30 22:00:00 2015</text:p>
          </table:table-cell>
          <table:table-cell office:value-type="float" office:value="291.1667">
            <text:p>291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1-30T23:00:00">
            <text:p>Fri Jan 30 23:00:00 2015</text:p>
          </table:table-cell>
          <table:table-cell office:value-type="float" office:value="292.8333">
            <text:p>292.8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5-01-31T00:00:00">
            <text:p>Sat Jan 31 00:00:00 2015</text:p>
          </table:table-cell>
          <table:table-cell office:value-type="float" office:value="293.0">
            <text:p>293.0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5-01-31T01:00:00">
            <text:p>Sat Jan 31 01:00:00 2015</text:p>
          </table:table-cell>
          <table:table-cell office:value-type="float" office:value="294.1667">
            <text:p>294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1-31T02:00:00">
            <text:p>Sat Jan 31 02:00:00 2015</text:p>
          </table:table-cell>
          <table:table-cell office:value-type="float" office:value="299.5">
            <text:p>299.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5-01-31T03:00:00">
            <text:p>Sat Jan 31 03:00:00 2015</text:p>
          </table:table-cell>
          <table:table-cell office:value-type="float" office:value="298.0">
            <text:p>298.0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5-01-31T04:00:00">
            <text:p>Sat Jan 31 04:00:00 2015</text:p>
          </table:table-cell>
          <table:table-cell office:value-type="float" office:value="296.5">
            <text:p>296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5-01-31T05:00:00">
            <text:p>Sat Jan 31 05:00:00 2015</text:p>
          </table:table-cell>
          <table:table-cell office:value-type="float" office:value="291.3333">
            <text:p>291.3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5-01-31T06:00:00">
            <text:p>Sat Jan 31 06:00:00 2015</text:p>
          </table:table-cell>
          <table:table-cell office:value-type="float" office:value="302.0">
            <text:p>302.0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5-01-31T07:00:00">
            <text:p>Sat Jan 31 07:00:00 2015</text:p>
          </table:table-cell>
          <table:table-cell office:value-type="float" office:value="302.5">
            <text:p>302.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5-01-31T08:00:00">
            <text:p>Sat Jan 31 08:00:00 2015</text:p>
          </table:table-cell>
          <table:table-cell office:value-type="float" office:value="296.5">
            <text:p>296.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5-01-31T09:00:00">
            <text:p>Sat Jan 31 09:00:00 2015</text:p>
          </table:table-cell>
          <table:table-cell office:value-type="float" office:value="298.8333">
            <text:p>298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5-01-31T10:00:00">
            <text:p>Sat Jan 31 10:00:00 2015</text:p>
          </table:table-cell>
          <table:table-cell office:value-type="float" office:value="306.8333">
            <text:p>306.8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5-01-31T11:00:00">
            <text:p>Sat Jan 31 11:00:00 2015</text:p>
          </table:table-cell>
          <table:table-cell office:value-type="float" office:value="312.8333">
            <text:p>312.8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5-01-31T12:00:00">
            <text:p>Sat Jan 31 12:00:00 2015</text:p>
          </table:table-cell>
          <table:table-cell office:value-type="float" office:value="306.8333">
            <text:p>306.8333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1-31T13:00:00">
            <text:p>Sat Jan 31 13:00:00 2015</text:p>
          </table:table-cell>
          <table:table-cell office:value-type="float" office:value="304.1667">
            <text:p>304.1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5-01-31T14:00:00">
            <text:p>Sat Jan 31 14:00:00 2015</text:p>
          </table:table-cell>
          <table:table-cell office:value-type="float" office:value="300.8333">
            <text:p>300.8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5-01-31T15:00:00">
            <text:p>Sat Jan 31 15:00:00 2015</text:p>
          </table:table-cell>
          <table:table-cell office:value-type="float" office:value="307.1667">
            <text:p>307.1667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15-01-31T16:00:00">
            <text:p>Sat Jan 31 16:00:00 2015</text:p>
          </table:table-cell>
          <table:table-cell office:value-type="float" office:value="303.8333">
            <text:p>303.8333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15-01-31T17:00:00">
            <text:p>Sat Jan 31 17:00:00 2015</text:p>
          </table:table-cell>
          <table:table-cell office:value-type="float" office:value="308.3333">
            <text:p>308.3333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15-01-31T18:00:00">
            <text:p>Sat Jan 31 18:00:00 2015</text:p>
          </table:table-cell>
          <table:table-cell office:value-type="float" office:value="308.6667">
            <text:p>308.6667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5-01-31T19:00:00">
            <text:p>Sat Jan 31 19:00:00 2015</text:p>
          </table:table-cell>
          <table:table-cell office:value-type="float" office:value="309.8333">
            <text:p>309.8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5-01-31T20:00:00">
            <text:p>Sat Jan 31 20:00:00 2015</text:p>
          </table:table-cell>
          <table:table-cell office:value-type="float" office:value="305.1667">
            <text:p>305.1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5-01-31T21:00:00">
            <text:p>Sat Jan 31 21:00:00 2015</text:p>
          </table:table-cell>
          <table:table-cell office:value-type="float" office:value="301.6667">
            <text:p>301.6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5-01-31T22:00:00">
            <text:p>Sat Jan 31 22:00:00 2015</text:p>
          </table:table-cell>
          <table:table-cell office:value-type="float" office:value="308.6667">
            <text:p>308.6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5-01-31T23:00:00">
            <text:p>Sat Jan 31 23:00:00 2015</text:p>
          </table:table-cell>
          <table:table-cell office:value-type="float" office:value="305.5">
            <text:p>305.5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5-02-01T00:00:00">
            <text:p>Sun Feb  1 00:00:00 2015</text:p>
          </table:table-cell>
          <table:table-cell office:value-type="float" office:value="303.5">
            <text:p>303.5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15-02-01T01:00:00">
            <text:p>Sun Feb  1 01:00:00 2015</text:p>
          </table:table-cell>
          <table:table-cell office:value-type="float" office:value="227.5">
            <text:p>227.5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5-02-01T02:00:00">
            <text:p>Sun Feb  1 02:00:00 2015</text:p>
          </table:table-cell>
          <table:table-cell office:value-type="float" office:value="214.8333">
            <text:p>214.8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5-02-01T03:00:00">
            <text:p>Sun Feb  1 03:00:00 2015</text:p>
          </table:table-cell>
          <table:table-cell office:value-type="float" office:value="244.1667">
            <text:p>244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5-02-01T04:00:00">
            <text:p>Sun Feb  1 04:00:00 2015</text:p>
          </table:table-cell>
          <table:table-cell office:value-type="float" office:value="238.3333">
            <text:p>238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5-02-01T05:00:00">
            <text:p>Sun Feb  1 05:00:00 2015</text:p>
          </table:table-cell>
          <table:table-cell office:value-type="float" office:value="266.8333">
            <text:p>266.8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5-02-01T06:00:00">
            <text:p>Sun Feb  1 06:00:00 2015</text:p>
          </table:table-cell>
          <table:table-cell office:value-type="float" office:value="230.0">
            <text:p>230.0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5-02-01T07:00:00">
            <text:p>Sun Feb  1 07:00:00 2015</text:p>
          </table:table-cell>
          <table:table-cell office:value-type="float" office:value="222.5">
            <text:p>222.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5-02-01T08:00:00">
            <text:p>Sun Feb  1 08:00:00 2015</text:p>
          </table:table-cell>
          <table:table-cell office:value-type="float" office:value="287.6667">
            <text:p>287.6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5-02-01T10:00:00">
            <text:p>Sun Feb  1 10:00:00 2015</text:p>
          </table:table-cell>
          <table:table-cell office:value-type="float" office:value="227.8333">
            <text:p>227.8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5-02-01T11:00:00">
            <text:p>Sun Feb  1 11:00:00 2015</text:p>
          </table:table-cell>
          <table:table-cell office:value-type="float" office:value="229.8333">
            <text:p>229.8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5-02-01T13:00:00">
            <text:p>Sun Feb  1 13:00:00 2015</text:p>
          </table:table-cell>
          <table:table-cell office:value-type="float" office:value="193.3333">
            <text:p>193.3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5-02-01T14:00:00">
            <text:p>Sun Feb  1 14:00:00 2015</text:p>
          </table:table-cell>
          <table:table-cell office:value-type="float" office:value="196.5">
            <text:p>196.5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5-02-01T15:00:00">
            <text:p>Sun Feb  1 15:00:00 2015</text:p>
          </table:table-cell>
          <table:table-cell office:value-type="float" office:value="266.6667">
            <text:p>266.6667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5-02-01T16:00:00">
            <text:p>Sun Feb  1 16:00:00 2015</text:p>
          </table:table-cell>
          <table:table-cell office:value-type="float" office:value="280.3333">
            <text:p>280.3333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5-02-01T17:00:00">
            <text:p>Sun Feb  1 17:00:00 2015</text:p>
          </table:table-cell>
          <table:table-cell office:value-type="float" office:value="255.1667">
            <text:p>255.1667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5-02-01T18:00:00">
            <text:p>Sun Feb  1 18:00:00 2015</text:p>
          </table:table-cell>
          <table:table-cell office:value-type="float" office:value="275.5">
            <text:p>275.5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5-02-01T19:00:00">
            <text:p>Sun Feb  1 19:00:00 2015</text:p>
          </table:table-cell>
          <table:table-cell office:value-type="float" office:value="301.1667">
            <text:p>301.1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2-01T20:00:00">
            <text:p>Sun Feb  1 20:00:00 2015</text:p>
          </table:table-cell>
          <table:table-cell office:value-type="float" office:value="304.3333">
            <text:p>304.3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5-02-01T21:00:00">
            <text:p>Sun Feb  1 21:00:00 2015</text:p>
          </table:table-cell>
          <table:table-cell office:value-type="float" office:value="297.0">
            <text:p>297.0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5-02-01T22:00:00">
            <text:p>Sun Feb  1 22:00:00 2015</text:p>
          </table:table-cell>
          <table:table-cell office:value-type="float" office:value="199.5">
            <text:p>199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5-02-01T23:00:00">
            <text:p>Sun Feb  1 23:00:00 2015</text:p>
          </table:table-cell>
          <table:table-cell office:value-type="float" office:value="210.1667">
            <text:p>210.1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5-02-02T00:00:00">
            <text:p>Mon Feb  2 00:00:00 2015</text:p>
          </table:table-cell>
          <table:table-cell office:value-type="float" office:value="275.0">
            <text:p>275.0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5-02-02T01:00:00">
            <text:p>Mon Feb  2 01:00:00 2015</text:p>
          </table:table-cell>
          <table:table-cell office:value-type="float" office:value="251.8333">
            <text:p>251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5-02-02T02:00:00">
            <text:p>Mon Feb  2 02:00:00 2015</text:p>
          </table:table-cell>
          <table:table-cell office:value-type="float" office:value="193.3333">
            <text:p>193.3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5-02-02T03:00:00">
            <text:p>Mon Feb  2 03:00:00 2015</text:p>
          </table:table-cell>
          <table:table-cell office:value-type="float" office:value="176.0">
            <text:p>176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5-02-02T04:00:00">
            <text:p>Mon Feb  2 04:00:00 2015</text:p>
          </table:table-cell>
          <table:table-cell office:value-type="float" office:value="261.1667">
            <text:p>261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5-02-02T05:00:00">
            <text:p>Mon Feb  2 05:00:00 2015</text:p>
          </table:table-cell>
          <table:table-cell office:value-type="float" office:value="255.1667">
            <text:p>255.1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5-02-02T06:00:00">
            <text:p>Mon Feb  2 06:00:00 2015</text:p>
          </table:table-cell>
          <table:table-cell office:value-type="float" office:value="255.5">
            <text:p>255.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5-02-02T07:00:00">
            <text:p>Mon Feb  2 07:00:00 2015</text:p>
          </table:table-cell>
          <table:table-cell office:value-type="float" office:value="205.3333">
            <text:p>205.3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5-02-02T08:00:00">
            <text:p>Mon Feb  2 08:00:00 2015</text:p>
          </table:table-cell>
          <table:table-cell office:value-type="float" office:value="272.6667">
            <text:p>272.6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5-02-02T09:00:00">
            <text:p>Mon Feb  2 09:00:00 2015</text:p>
          </table:table-cell>
          <table:table-cell office:value-type="float" office:value="273.6667">
            <text:p>273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02-02T10:00:00">
            <text:p>Mon Feb  2 10:00:00 2015</text:p>
          </table:table-cell>
          <table:table-cell office:value-type="float" office:value="249.8333">
            <text:p>249.8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5-02-02T11:00:00">
            <text:p>Mon Feb  2 11:00:00 2015</text:p>
          </table:table-cell>
          <table:table-cell office:value-type="float" office:value="258.8333">
            <text:p>258.8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5-02-02T12:00:00">
            <text:p>Mon Feb  2 12:00:00 2015</text:p>
          </table:table-cell>
          <table:table-cell office:value-type="float" office:value="270.3333">
            <text:p>270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5-02-02T13:00:00">
            <text:p>Mon Feb  2 13:00:00 2015</text:p>
          </table:table-cell>
          <table:table-cell office:value-type="float" office:value="277.6667">
            <text:p>277.6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2-02T14:00:00">
            <text:p>Mon Feb  2 14:00:00 2015</text:p>
          </table:table-cell>
          <table:table-cell office:value-type="float" office:value="285.6667">
            <text:p>285.6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2-02T15:00:00">
            <text:p>Mon Feb  2 15:00:00 2015</text:p>
          </table:table-cell>
          <table:table-cell office:value-type="float" office:value="280.1667">
            <text:p>280.1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5-02-02T16:00:00">
            <text:p>Mon Feb  2 16:00:00 2015</text:p>
          </table:table-cell>
          <table:table-cell office:value-type="float" office:value="272.5">
            <text:p>272.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5-02-02T17:00:00">
            <text:p>Mon Feb  2 17:00:00 2015</text:p>
          </table:table-cell>
          <table:table-cell office:value-type="float" office:value="282.6667">
            <text:p>282.6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5-02-02T21:00:00">
            <text:p>Mon Feb  2 21:00:00 2015</text:p>
          </table:table-cell>
          <table:table-cell office:value-type="float" office:value="294.3333">
            <text:p>294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5-02-02T22:00:00">
            <text:p>Mon Feb  2 22:00:00 2015</text:p>
          </table:table-cell>
          <table:table-cell office:value-type="float" office:value="296.5">
            <text:p>296.5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5-02-02T23:00:00">
            <text:p>Mon Feb  2 23:00:00 2015</text:p>
          </table:table-cell>
          <table:table-cell office:value-type="float" office:value="288.6667">
            <text:p>288.6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5-02-03T00:00:00">
            <text:p>Tue Feb  3 00:00:00 2015</text:p>
          </table:table-cell>
          <table:table-cell office:value-type="float" office:value="291.5">
            <text:p>291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5-02-03T01:00:00">
            <text:p>Tue Feb  3 01:00:00 2015</text:p>
          </table:table-cell>
          <table:table-cell office:value-type="float" office:value="287.5">
            <text:p>287.5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5-02-03T02:00:00">
            <text:p>Tue Feb  3 02:00:00 2015</text:p>
          </table:table-cell>
          <table:table-cell office:value-type="float" office:value="285.1667">
            <text:p>285.1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5-02-03T03:00:00">
            <text:p>Tue Feb  3 03:00:00 2015</text:p>
          </table:table-cell>
          <table:table-cell office:value-type="float" office:value="284.1667">
            <text:p>284.1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5-02-03T04:00:00">
            <text:p>Tue Feb  3 04:00:00 2015</text:p>
          </table:table-cell>
          <table:table-cell office:value-type="float" office:value="287.8333">
            <text:p>287.8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5-02-03T05:00:00">
            <text:p>Tue Feb  3 05:00:00 2015</text:p>
          </table:table-cell>
          <table:table-cell office:value-type="float" office:value="283.8333">
            <text:p>283.8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5-02-03T06:00:00">
            <text:p>Tue Feb  3 06:00:00 2015</text:p>
          </table:table-cell>
          <table:table-cell office:value-type="float" office:value="285.6667">
            <text:p>285.6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5-02-03T07:00:00">
            <text:p>Tue Feb  3 07:00:00 2015</text:p>
          </table:table-cell>
          <table:table-cell office:value-type="float" office:value="293.3333">
            <text:p>293.3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5-02-03T08:00:00">
            <text:p>Tue Feb  3 08:00:00 2015</text:p>
          </table:table-cell>
          <table:table-cell office:value-type="float" office:value="279.3333">
            <text:p>279.3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5-02-03T09:00:00">
            <text:p>Tue Feb  3 09:00:00 2015</text:p>
          </table:table-cell>
          <table:table-cell office:value-type="float" office:value="263.6667">
            <text:p>263.6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2-03T10:00:00">
            <text:p>Tue Feb  3 10:00:00 2015</text:p>
          </table:table-cell>
          <table:table-cell office:value-type="float" office:value="269.0">
            <text:p>269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5-02-03T11:00:00">
            <text:p>Tue Feb  3 11:00:00 2015</text:p>
          </table:table-cell>
          <table:table-cell office:value-type="float" office:value="276.6667">
            <text:p>276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5-02-03T12:00:00">
            <text:p>Tue Feb  3 12:00:00 2015</text:p>
          </table:table-cell>
          <table:table-cell office:value-type="float" office:value="278.1667">
            <text:p>278.1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5-02-03T13:00:00">
            <text:p>Tue Feb  3 13:00:00 2015</text:p>
          </table:table-cell>
          <table:table-cell office:value-type="float" office:value="289.5">
            <text:p>289.5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5-02-03T14:00:00">
            <text:p>Tue Feb  3 14:00:00 2015</text:p>
          </table:table-cell>
          <table:table-cell office:value-type="float" office:value="276.6667">
            <text:p>276.6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5-02-03T15:00:00">
            <text:p>Tue Feb  3 15:00:00 2015</text:p>
          </table:table-cell>
          <table:table-cell office:value-type="float" office:value="283.1667">
            <text:p>283.1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5-02-03T16:00:00">
            <text:p>Tue Feb  3 16:00:00 2015</text:p>
          </table:table-cell>
          <table:table-cell office:value-type="float" office:value="291.8333">
            <text:p>291.8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5-02-03T17:00:00">
            <text:p>Tue Feb  3 17:00:00 2015</text:p>
          </table:table-cell>
          <table:table-cell office:value-type="float" office:value="290.8333">
            <text:p>290.8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5-02-03T18:00:00">
            <text:p>Tue Feb  3 18:00:00 2015</text:p>
          </table:table-cell>
          <table:table-cell office:value-type="float" office:value="280.0">
            <text:p>280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5-02-03T19:00:00">
            <text:p>Tue Feb  3 19:00:00 2015</text:p>
          </table:table-cell>
          <table:table-cell office:value-type="float" office:value="280.5">
            <text:p>280.5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5-02-03T20:00:00">
            <text:p>Tue Feb  3 20:00:00 2015</text:p>
          </table:table-cell>
          <table:table-cell office:value-type="float" office:value="265.3333">
            <text:p>265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5-02-03T21:00:00">
            <text:p>Tue Feb  3 21:00:00 2015</text:p>
          </table:table-cell>
          <table:table-cell office:value-type="float" office:value="269.3333">
            <text:p>269.3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5-02-03T22:00:00">
            <text:p>Tue Feb  3 22:00:00 2015</text:p>
          </table:table-cell>
          <table:table-cell office:value-type="float" office:value="301.3333">
            <text:p>301.3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5-02-03T23:00:00">
            <text:p>Tue Feb  3 23:00:00 2015</text:p>
          </table:table-cell>
          <table:table-cell office:value-type="float" office:value="308.1667">
            <text:p>308.1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15-02-04T00:00:00">
            <text:p>Wed Feb  4 00:00:00 2015</text:p>
          </table:table-cell>
          <table:table-cell office:value-type="float" office:value="291.5">
            <text:p>291.5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5-02-04T01:00:00">
            <text:p>Wed Feb  4 01:00:00 2015</text:p>
          </table:table-cell>
          <table:table-cell office:value-type="float" office:value="288.8333">
            <text:p>288.8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5-02-04T02:00:00">
            <text:p>Wed Feb  4 02:00:00 2015</text:p>
          </table:table-cell>
          <table:table-cell office:value-type="float" office:value="299.3333">
            <text:p>299.3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5-02-04T03:00:00">
            <text:p>Wed Feb  4 03:00:00 2015</text:p>
          </table:table-cell>
          <table:table-cell office:value-type="float" office:value="300.6667">
            <text:p>300.6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2-04T04:00:00">
            <text:p>Wed Feb  4 04:00:00 2015</text:p>
          </table:table-cell>
          <table:table-cell office:value-type="float" office:value="298.0">
            <text:p>298.0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5-02-04T05:00:00">
            <text:p>Wed Feb  4 05:00:00 2015</text:p>
          </table:table-cell>
          <table:table-cell office:value-type="float" office:value="305.5">
            <text:p>305.5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5-02-04T06:00:00">
            <text:p>Wed Feb  4 06:00:00 2015</text:p>
          </table:table-cell>
          <table:table-cell office:value-type="float" office:value="299.8333">
            <text:p>299.8333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5-02-04T08:00:00">
            <text:p>Wed Feb  4 08:00:00 2015</text:p>
          </table:table-cell>
          <table:table-cell office:value-type="float" office:value="268.8333">
            <text:p>268.8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5-02-04T09:00:00">
            <text:p>Wed Feb  4 09:00:00 2015</text:p>
          </table:table-cell>
          <table:table-cell office:value-type="float" office:value="172.5">
            <text:p>172.5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5-02-04T10:00:00">
            <text:p>Wed Feb  4 10:00:00 2015</text:p>
          </table:table-cell>
          <table:table-cell office:value-type="float" office:value="219.3333">
            <text:p>219.3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5-02-04T11:00:00">
            <text:p>Wed Feb  4 11:00:00 2015</text:p>
          </table:table-cell>
          <table:table-cell office:value-type="float" office:value="173.6667">
            <text:p>173.6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5-02-04T12:00:00">
            <text:p>Wed Feb  4 12:00:00 2015</text:p>
          </table:table-cell>
          <table:table-cell office:value-type="float" office:value="231.6667">
            <text:p>231.6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5-02-04T15:00:00">
            <text:p>Wed Feb  4 15:00:00 2015</text:p>
          </table:table-cell>
          <table:table-cell office:value-type="float" office:value="217.6667">
            <text:p>217.6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5-02-04T16:00:00">
            <text:p>Wed Feb  4 16:00:00 2015</text:p>
          </table:table-cell>
          <table:table-cell office:value-type="float" office:value="217.6667">
            <text:p>217.6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5-02-04T17:00:00">
            <text:p>Wed Feb  4 17:00:00 2015</text:p>
          </table:table-cell>
          <table:table-cell office:value-type="float" office:value="253.0">
            <text:p>253.0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5-02-04T18:00:00">
            <text:p>Wed Feb  4 18:00:00 2015</text:p>
          </table:table-cell>
          <table:table-cell office:value-type="float" office:value="281.3333">
            <text:p>281.3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5-02-04T19:00:00">
            <text:p>Wed Feb  4 19:00:00 2015</text:p>
          </table:table-cell>
          <table:table-cell office:value-type="float" office:value="258.1667">
            <text:p>258.1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5-02-04T22:00:00">
            <text:p>Wed Feb  4 22:00:00 2015</text:p>
          </table:table-cell>
          <table:table-cell office:value-type="float" office:value="288.0">
            <text:p>288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5-02-04T23:00:00">
            <text:p>Wed Feb  4 23:00:00 2015</text:p>
          </table:table-cell>
          <table:table-cell office:value-type="float" office:value="246.5">
            <text:p>246.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5-02-05T01:00:00">
            <text:p>Thu Feb  5 01:00:00 2015</text:p>
          </table:table-cell>
          <table:table-cell office:value-type="float" office:value="265.6667">
            <text:p>265.6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5-02-05T03:00:00">
            <text:p>Thu Feb  5 03:00:00 2015</text:p>
          </table:table-cell>
          <table:table-cell office:value-type="float" office:value="275.3333">
            <text:p>275.3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5-02-05T04:00:00">
            <text:p>Thu Feb  5 04:00:00 2015</text:p>
          </table:table-cell>
          <table:table-cell office:value-type="float" office:value="196.8333">
            <text:p>196.8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5-02-05T05:00:00">
            <text:p>Thu Feb  5 05:00:00 2015</text:p>
          </table:table-cell>
          <table:table-cell office:value-type="float" office:value="246.3333">
            <text:p>246.3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5-02-05T13:00:00">
            <text:p>Thu Feb  5 13:00:00 2015</text:p>
          </table:table-cell>
          <table:table-cell office:value-type="float" office:value="190.6667">
            <text:p>190.6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15-02-05T20:00:00">
            <text:p>Thu Feb  5 20:00:00 2015</text:p>
          </table:table-cell>
          <table:table-cell office:value-type="float" office:value="220.8333">
            <text:p>220.8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5-02-06T03:00:00">
            <text:p>Fri Feb  6 03:00:00 2015</text:p>
          </table:table-cell>
          <table:table-cell office:value-type="float" office:value="262.3333">
            <text:p>262.3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5-02-06T07:00:00">
            <text:p>Fri Feb  6 07:00:00 2015</text:p>
          </table:table-cell>
          <table:table-cell office:value-type="float" office:value="171.5">
            <text:p>171.5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5-02-06T18:00:00">
            <text:p>Fri Feb  6 18:00:00 2015</text:p>
          </table:table-cell>
          <table:table-cell office:value-type="float" office:value="188.8333">
            <text:p>188.8333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15-02-14T16:00:00">
            <text:p>Sat Feb 14 16:00:00 2015</text:p>
          </table:table-cell>
          <table:table-cell office:value-type="float" office:value="282.1667">
            <text:p>282.1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15-02-14T17:00:00">
            <text:p>Sat Feb 14 17:00:00 2015</text:p>
          </table:table-cell>
          <table:table-cell office:value-type="float" office:value="284.5">
            <text:p>284.5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5-02-14T18:00:00">
            <text:p>Sat Feb 14 18:00:00 2015</text:p>
          </table:table-cell>
          <table:table-cell office:value-type="float" office:value="282.3333">
            <text:p>282.3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5-02-14T19:00:00">
            <text:p>Sat Feb 14 19:00:00 2015</text:p>
          </table:table-cell>
          <table:table-cell office:value-type="float" office:value="281.1667">
            <text:p>281.1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5-02-14T20:00:00">
            <text:p>Sat Feb 14 20:00:00 2015</text:p>
          </table:table-cell>
          <table:table-cell office:value-type="float" office:value="276.0">
            <text:p>276.0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5-02-14T21:00:00">
            <text:p>Sat Feb 14 21:00:00 2015</text:p>
          </table:table-cell>
          <table:table-cell office:value-type="float" office:value="281.6667">
            <text:p>281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5-02-14T22:00:00">
            <text:p>Sat Feb 14 22:00:00 2015</text:p>
          </table:table-cell>
          <table:table-cell office:value-type="float" office:value="277.8333">
            <text:p>277.8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5-02-14T23:00:00">
            <text:p>Sat Feb 14 23:00:00 2015</text:p>
          </table:table-cell>
          <table:table-cell office:value-type="float" office:value="284.5">
            <text:p>284.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5-02-15T00:00:00">
            <text:p>Sun Feb 15 00:00:00 2015</text:p>
          </table:table-cell>
          <table:table-cell office:value-type="float" office:value="278.5">
            <text:p>278.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5-02-15T01:00:00">
            <text:p>Sun Feb 15 01:00:00 2015</text:p>
          </table:table-cell>
          <table:table-cell office:value-type="float" office:value="274.5">
            <text:p>274.5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5-02-15T02:00:00">
            <text:p>Sun Feb 15 02:00:00 2015</text:p>
          </table:table-cell>
          <table:table-cell office:value-type="float" office:value="278.6667">
            <text:p>278.6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5-02-15T03:00:00">
            <text:p>Sun Feb 15 03:00:00 2015</text:p>
          </table:table-cell>
          <table:table-cell office:value-type="float" office:value="291.3333">
            <text:p>291.3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5-02-15T04:00:00">
            <text:p>Sun Feb 15 04:00:00 2015</text:p>
          </table:table-cell>
          <table:table-cell office:value-type="float" office:value="294.8333">
            <text:p>294.8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5-02-15T05:00:00">
            <text:p>Sun Feb 15 05:00:00 2015</text:p>
          </table:table-cell>
          <table:table-cell office:value-type="float" office:value="292.3333">
            <text:p>292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5-02-15T06:00:00">
            <text:p>Sun Feb 15 06:00:00 2015</text:p>
          </table:table-cell>
          <table:table-cell office:value-type="float" office:value="286.6667">
            <text:p>286.6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5-02-15T07:00:00">
            <text:p>Sun Feb 15 07:00:00 2015</text:p>
          </table:table-cell>
          <table:table-cell office:value-type="float" office:value="286.3333">
            <text:p>286.3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5-02-15T08:00:00">
            <text:p>Sun Feb 15 08:00:00 2015</text:p>
          </table:table-cell>
          <table:table-cell office:value-type="float" office:value="279.0">
            <text:p>279.0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5-02-15T09:00:00">
            <text:p>Sun Feb 15 09:00:00 2015</text:p>
          </table:table-cell>
          <table:table-cell office:value-type="float" office:value="270.3333">
            <text:p>270.3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5-02-15T10:00:00">
            <text:p>Sun Feb 15 10:00:00 2015</text:p>
          </table:table-cell>
          <table:table-cell office:value-type="float" office:value="274.6667">
            <text:p>274.6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5-02-15T11:00:00">
            <text:p>Sun Feb 15 11:00:00 2015</text:p>
          </table:table-cell>
          <table:table-cell office:value-type="float" office:value="278.1667">
            <text:p>278.1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5-02-15T12:00:00">
            <text:p>Sun Feb 15 12:00:00 2015</text:p>
          </table:table-cell>
          <table:table-cell office:value-type="float" office:value="278.3333">
            <text:p>278.3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5-02-15T13:00:00">
            <text:p>Sun Feb 15 13:00:00 2015</text:p>
          </table:table-cell>
          <table:table-cell office:value-type="float" office:value="285.5">
            <text:p>285.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5-02-15T14:00:00">
            <text:p>Sun Feb 15 14:00:00 2015</text:p>
          </table:table-cell>
          <table:table-cell office:value-type="float" office:value="288.0">
            <text:p>288.0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15-02-15T15:00:00">
            <text:p>Sun Feb 15 15:00:00 2015</text:p>
          </table:table-cell>
          <table:table-cell office:value-type="float" office:value="281.6667">
            <text:p>281.6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5-02-15T16:00:00">
            <text:p>Sun Feb 15 16:00:00 2015</text:p>
          </table:table-cell>
          <table:table-cell office:value-type="float" office:value="272.5">
            <text:p>272.5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5-02-15T17:00:00">
            <text:p>Sun Feb 15 17:00:00 2015</text:p>
          </table:table-cell>
          <table:table-cell office:value-type="float" office:value="269.6667">
            <text:p>269.6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5-02-15T18:00:00">
            <text:p>Sun Feb 15 18:00:00 2015</text:p>
          </table:table-cell>
          <table:table-cell office:value-type="float" office:value="248.0">
            <text:p>248.0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5-02-15T19:00:00">
            <text:p>Sun Feb 15 19:00:00 2015</text:p>
          </table:table-cell>
          <table:table-cell office:value-type="float" office:value="250.0">
            <text:p>250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5-02-20T18:00:00">
            <text:p>Fri Feb 20 18:00:00 2015</text:p>
          </table:table-cell>
          <table:table-cell office:value-type="float" office:value="243.5">
            <text:p>243.5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15-02-20T19:00:00">
            <text:p>Fri Feb 20 19:00:00 2015</text:p>
          </table:table-cell>
          <table:table-cell office:value-type="float" office:value="265.0">
            <text:p>265.0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15-02-20T20:00:00">
            <text:p>Fri Feb 20 20:00:00 2015</text:p>
          </table:table-cell>
          <table:table-cell office:value-type="float" office:value="271.5">
            <text:p>271.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5-02-21T02:00:00">
            <text:p>Sat Feb 21 02:00:00 2015</text:p>
          </table:table-cell>
          <table:table-cell office:value-type="float" office:value="280.5">
            <text:p>280.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5-02-21T03:00:00">
            <text:p>Sat Feb 21 03:00:00 2015</text:p>
          </table:table-cell>
          <table:table-cell office:value-type="float" office:value="275.0">
            <text:p>275.0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5-02-21T04:00:00">
            <text:p>Sat Feb 21 04:00:00 2015</text:p>
          </table:table-cell>
          <table:table-cell office:value-type="float" office:value="277.0">
            <text:p>277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5-02-21T05:00:00">
            <text:p>Sat Feb 21 05:00:00 2015</text:p>
          </table:table-cell>
          <table:table-cell office:value-type="float" office:value="273.0">
            <text:p>273.0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5-02-21T06:00:00">
            <text:p>Sat Feb 21 06:00:00 2015</text:p>
          </table:table-cell>
          <table:table-cell office:value-type="float" office:value="288.6667">
            <text:p>288.6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5-02-21T07:00:00">
            <text:p>Sat Feb 21 07:00:00 2015</text:p>
          </table:table-cell>
          <table:table-cell office:value-type="float" office:value="285.6667">
            <text:p>285.6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5-02-21T08:00:00">
            <text:p>Sat Feb 21 08:00:00 2015</text:p>
          </table:table-cell>
          <table:table-cell office:value-type="float" office:value="288.3333">
            <text:p>288.3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5-02-21T09:00:00">
            <text:p>Sat Feb 21 09:00:00 2015</text:p>
          </table:table-cell>
          <table:table-cell office:value-type="float" office:value="284.1667">
            <text:p>284.1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5-02-21T10:00:00">
            <text:p>Sat Feb 21 10:00:00 2015</text:p>
          </table:table-cell>
          <table:table-cell office:value-type="float" office:value="268.3333">
            <text:p>268.3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5-02-21T11:00:00">
            <text:p>Sat Feb 21 11:00:00 2015</text:p>
          </table:table-cell>
          <table:table-cell office:value-type="float" office:value="283.0">
            <text:p>283.0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5-02-21T12:00:00">
            <text:p>Sat Feb 21 12:00:00 2015</text:p>
          </table:table-cell>
          <table:table-cell office:value-type="float" office:value="267.5">
            <text:p>267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5-02-21T13:00:00">
            <text:p>Sat Feb 21 13:00:00 2015</text:p>
          </table:table-cell>
          <table:table-cell office:value-type="float" office:value="275.8333">
            <text:p>275.8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5-02-21T14:00:00">
            <text:p>Sat Feb 21 14:00:00 2015</text:p>
          </table:table-cell>
          <table:table-cell office:value-type="float" office:value="278.6667">
            <text:p>278.6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5-02-21T15:00:00">
            <text:p>Sat Feb 21 15:00:00 2015</text:p>
          </table:table-cell>
          <table:table-cell office:value-type="float" office:value="273.3333">
            <text:p>273.3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5-02-21T16:00:00">
            <text:p>Sat Feb 21 16:00:00 2015</text:p>
          </table:table-cell>
          <table:table-cell office:value-type="float" office:value="261.3333">
            <text:p>261.3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5-02-21T17:00:00">
            <text:p>Sat Feb 21 17:00:00 2015</text:p>
          </table:table-cell>
          <table:table-cell office:value-type="float" office:value="265.3333">
            <text:p>265.3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5-02-21T18:00:00">
            <text:p>Sat Feb 21 18:00:00 2015</text:p>
          </table:table-cell>
          <table:table-cell office:value-type="float" office:value="273.3333">
            <text:p>273.3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5-02-21T19:00:00">
            <text:p>Sat Feb 21 19:00:00 2015</text:p>
          </table:table-cell>
          <table:table-cell office:value-type="float" office:value="274.6667">
            <text:p>274.6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5-02-22T14:00:00">
            <text:p>Sun Feb 22 14:00:00 2015</text:p>
          </table:table-cell>
          <table:table-cell office:value-type="float" office:value="230.8333">
            <text:p>230.8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5-02-22T15:00:00">
            <text:p>Sun Feb 22 15:00:00 2015</text:p>
          </table:table-cell>
          <table:table-cell office:value-type="float" office:value="224.8333">
            <text:p>224.8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5-02-22T16:00:00">
            <text:p>Sun Feb 22 16:00:00 2015</text:p>
          </table:table-cell>
          <table:table-cell office:value-type="float" office:value="239.1667">
            <text:p>239.1667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5-02-22T17:00:00">
            <text:p>Sun Feb 22 17:00:00 2015</text:p>
          </table:table-cell>
          <table:table-cell office:value-type="float" office:value="251.0">
            <text:p>251.0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15-02-22T18:00:00">
            <text:p>Sun Feb 22 18:00:00 2015</text:p>
          </table:table-cell>
          <table:table-cell office:value-type="float" office:value="214.8333">
            <text:p>214.8333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15-02-22T19:00:00">
            <text:p>Sun Feb 22 19:00:00 2015</text:p>
          </table:table-cell>
          <table:table-cell office:value-type="float" office:value="265.0">
            <text:p>265.0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5-02-22T23:00:00">
            <text:p>Sun Feb 22 23:00:00 2015</text:p>
          </table:table-cell>
          <table:table-cell office:value-type="float" office:value="289.8333">
            <text:p>289.8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5-02-23T00:00:00">
            <text:p>Mon Feb 23 00:00:00 2015</text:p>
          </table:table-cell>
          <table:table-cell office:value-type="float" office:value="267.3333">
            <text:p>267.3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5-02-23T01:00:00">
            <text:p>Mon Feb 23 01:00:00 2015</text:p>
          </table:table-cell>
          <table:table-cell office:value-type="float" office:value="274.6667">
            <text:p>274.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5-02-23T02:00:00">
            <text:p>Mon Feb 23 02:00:00 2015</text:p>
          </table:table-cell>
          <table:table-cell office:value-type="float" office:value="287.3333">
            <text:p>287.3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5-02-23T03:00:00">
            <text:p>Mon Feb 23 03:00:00 2015</text:p>
          </table:table-cell>
          <table:table-cell office:value-type="float" office:value="271.6667">
            <text:p>271.6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2-23T04:00:00">
            <text:p>Mon Feb 23 04:00:00 2015</text:p>
          </table:table-cell>
          <table:table-cell office:value-type="float" office:value="272.5">
            <text:p>272.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5-02-23T05:00:00">
            <text:p>Mon Feb 23 05:00:00 2015</text:p>
          </table:table-cell>
          <table:table-cell office:value-type="float" office:value="289.0">
            <text:p>289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2-23T06:00:00">
            <text:p>Mon Feb 23 06:00:00 2015</text:p>
          </table:table-cell>
          <table:table-cell office:value-type="float" office:value="279.5">
            <text:p>279.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5-02-23T13:00:00">
            <text:p>Mon Feb 23 13:00:00 2015</text:p>
          </table:table-cell>
          <table:table-cell office:value-type="float" office:value="277.1667">
            <text:p>277.1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5-02-23T14:00:00">
            <text:p>Mon Feb 23 14:00:00 2015</text:p>
          </table:table-cell>
          <table:table-cell office:value-type="float" office:value="285.5">
            <text:p>285.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5-02-23T15:00:00">
            <text:p>Mon Feb 23 15:00:00 2015</text:p>
          </table:table-cell>
          <table:table-cell office:value-type="float" office:value="270.1667">
            <text:p>270.1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5-02-23T16:00:00">
            <text:p>Mon Feb 23 16:00:00 2015</text:p>
          </table:table-cell>
          <table:table-cell office:value-type="float" office:value="270.1667">
            <text:p>270.1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5-02-23T17:00:00">
            <text:p>Mon Feb 23 17:00:00 2015</text:p>
          </table:table-cell>
          <table:table-cell office:value-type="float" office:value="272.8333">
            <text:p>272.8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5-02-23T18:00:00">
            <text:p>Mon Feb 23 18:00:00 2015</text:p>
          </table:table-cell>
          <table:table-cell office:value-type="float" office:value="274.0">
            <text:p>274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5-02-23T19:00:00">
            <text:p>Mon Feb 23 19:00:00 2015</text:p>
          </table:table-cell>
          <table:table-cell office:value-type="float" office:value="283.3333">
            <text:p>283.3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2-23T20:00:00">
            <text:p>Mon Feb 23 20:00:00 2015</text:p>
          </table:table-cell>
          <table:table-cell office:value-type="float" office:value="280.3333">
            <text:p>280.3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5-02-23T21:00:00">
            <text:p>Mon Feb 23 21:00:00 2015</text:p>
          </table:table-cell>
          <table:table-cell office:value-type="float" office:value="272.8333">
            <text:p>272.8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5-02-23T22:00:00">
            <text:p>Mon Feb 23 22:00:00 2015</text:p>
          </table:table-cell>
          <table:table-cell office:value-type="float" office:value="280.8333">
            <text:p>280.8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5-02-23T23:00:00">
            <text:p>Mon Feb 23 23:00:00 2015</text:p>
          </table:table-cell>
          <table:table-cell office:value-type="float" office:value="272.3333">
            <text:p>272.3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5-02-24T00:00:00">
            <text:p>Tue Feb 24 00:00:00 2015</text:p>
          </table:table-cell>
          <table:table-cell office:value-type="float" office:value="298.6667">
            <text:p>298.6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5-02-24T01:00:00">
            <text:p>Tue Feb 24 01:00:00 2015</text:p>
          </table:table-cell>
          <table:table-cell office:value-type="float" office:value="278.3333">
            <text:p>278.333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5-02-24T02:00:00">
            <text:p>Tue Feb 24 02:00:00 2015</text:p>
          </table:table-cell>
          <table:table-cell office:value-type="float" office:value="261.5">
            <text:p>261.5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5-02-24T03:00:00">
            <text:p>Tue Feb 24 03:00:00 2015</text:p>
          </table:table-cell>
          <table:table-cell office:value-type="float" office:value="260.1667">
            <text:p>260.1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5-02-24T04:00:00">
            <text:p>Tue Feb 24 04:00:00 2015</text:p>
          </table:table-cell>
          <table:table-cell office:value-type="float" office:value="224.5">
            <text:p>224.5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15-02-24T06:00:00">
            <text:p>Tue Feb 24 06:00:00 2015</text:p>
          </table:table-cell>
          <table:table-cell office:value-type="float" office:value="225.8333">
            <text:p>225.8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5-02-24T07:00:00">
            <text:p>Tue Feb 24 07:00:00 2015</text:p>
          </table:table-cell>
          <table:table-cell office:value-type="float" office:value="194.6667">
            <text:p>194.6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5-02-24T09:00:00">
            <text:p>Tue Feb 24 09:00:00 2015</text:p>
          </table:table-cell>
          <table:table-cell office:value-type="float" office:value="274.0">
            <text:p>274.0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5-02-24T10:00:00">
            <text:p>Tue Feb 24 10:00:00 2015</text:p>
          </table:table-cell>
          <table:table-cell office:value-type="float" office:value="300.5">
            <text:p>300.5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5-02-24T11:00:00">
            <text:p>Tue Feb 24 11:00:00 2015</text:p>
          </table:table-cell>
          <table:table-cell office:value-type="float" office:value="277.5">
            <text:p>277.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5-02-24T13:00:00">
            <text:p>Tue Feb 24 13:00:00 2015</text:p>
          </table:table-cell>
          <table:table-cell office:value-type="float" office:value="205.5">
            <text:p>205.5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15-02-24T14:00:00">
            <text:p>Tue Feb 24 14:00:00 2015</text:p>
          </table:table-cell>
          <table:table-cell office:value-type="float" office:value="216.1667">
            <text:p>216.1667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5-02-24T15:00:00">
            <text:p>Tue Feb 24 15:00:00 2015</text:p>
          </table:table-cell>
          <table:table-cell office:value-type="float" office:value="254.5">
            <text:p>254.5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5-02-24T16:00:00">
            <text:p>Tue Feb 24 16:00:00 2015</text:p>
          </table:table-cell>
          <table:table-cell office:value-type="float" office:value="218.1667">
            <text:p>218.1667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15-02-24T18:00:00">
            <text:p>Tue Feb 24 18:00:00 2015</text:p>
          </table:table-cell>
          <table:table-cell office:value-type="float" office:value="227.5">
            <text:p>227.5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15-02-24T19:00:00">
            <text:p>Tue Feb 24 19:00:00 2015</text:p>
          </table:table-cell>
          <table:table-cell office:value-type="float" office:value="258.5">
            <text:p>258.5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15-02-24T20:00:00">
            <text:p>Tue Feb 24 20:00:00 2015</text:p>
          </table:table-cell>
          <table:table-cell office:value-type="float" office:value="260.1667">
            <text:p>260.1667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15-02-24T23:00:00">
            <text:p>Tue Feb 24 23:00:00 2015</text:p>
          </table:table-cell>
          <table:table-cell office:value-type="float" office:value="245.1667">
            <text:p>245.1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5-02-25T00:00:00">
            <text:p>Wed Feb 25 00:00:00 2015</text:p>
          </table:table-cell>
          <table:table-cell office:value-type="float" office:value="252.3333">
            <text:p>252.3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5-02-25T01:00:00">
            <text:p>Wed Feb 25 01:00:00 2015</text:p>
          </table:table-cell>
          <table:table-cell office:value-type="float" office:value="258.0">
            <text:p>258.0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2-25T10:00:00">
            <text:p>Wed Feb 25 10:00:00 2015</text:p>
          </table:table-cell>
          <table:table-cell office:value-type="float" office:value="261.6667">
            <text:p>261.6667</text:p>
          </table:table-cell>
          <table:table-cell office:value-type="float" office:value="24.3333">
            <text:p>24.3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